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inter-regular" svg:font-family="inter-regular, system-ui, apple-system, BlinkMacSystemFont, 'Segoe UI', Roboto, 'Helvetica Neue', Helvetica, Arial, sans-serif"/>
  </office:font-face-decls>
  <office:automatic-styles>
    <style:style style:name="P1" style:family="paragraph" style:parent-style-name="Text_20_body" style:list-style-name="L1">
      <style:paragraph-properties fo:margin-left="0cm" fo:margin-right="0cm" fo:margin-top="0cm" fo:margin-bottom="0cm" style:contextual-spacing="false" style:line-height-at-least="0.529cm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inter-regular" fo:font-size="15pt" fo:letter-spacing="normal" fo:font-style="normal" fo:font-weight="normal" style:font-size-asian="15pt" style:font-size-complex="15pt" loext:padding="0cm" loext:border="none"/>
    </style:style>
    <style:style style:name="P2" style:family="paragraph" style:parent-style-name="Text_20_body" style:list-style-name="L1">
      <style:paragraph-properties fo:margin-left="0cm" fo:margin-right="0cm" fo:margin-top="0cm" fo:margin-bottom="0cm" style:contextual-spacing="false" style:line-height-at-least="0.529cm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fo:font-size="15pt" fo:letter-spacing="normal" style:font-size-asian="15pt" style:font-size-complex="15pt" loext:padding="0cm" loext:border="none"/>
    </style:style>
    <style:style style:name="P3" style:family="paragraph" style:parent-style-name="Text_20_body">
      <style:text-properties fo:font-size="15pt" style:font-size-asian="15pt" style:font-size-complex="15pt"/>
    </style:style>
    <style:style style:name="T1" style:family="text">
      <style:text-properties style:font-name="inter-regular" fo:font-style="normal" fo:font-weight="normal"/>
    </style:style>
    <style:style style:name="T2" style:family="text">
      <style:text-properties style:font-name="inter-regular" fo:font-size="9.60000038146973pt" fo:font-style="normal" fo:font-weight="normal"/>
    </style:style>
    <style:style style:name="T3" style:family="text">
      <style:text-properties fo:color="#006699" loext:opacity="100%" style:font-name="inter-regular" fo:font-size="9.60000038146973pt" fo:font-style="normal" fo:font-weight="bold"/>
    </style:style>
    <style:style style:name="T4" style:family="text">
      <style:text-properties fo:color="#006699" loext:opacity="100%" style:font-name="inter-regular" fo:font-style="normal" fo:font-weight="bold"/>
    </style:style>
    <style:style style:name="T5" style:family="text">
      <style:text-properties fo:color="#006699" loext:opacity="100%" fo:font-weight="bold"/>
    </style:style>
    <style:style style:name="T6" style:family="text">
      <style:text-properties fo:color="#c00000" loext:opacity="100%"/>
    </style:style>
    <style:style style:name="T7" style:family="text">
      <style:text-properties fo:color="#c00000" loext:opacity="100%" style:font-name="inter-regular" fo:font-size="9.60000038146973pt" fo:font-style="normal" fo:font-weight="normal"/>
    </style:style>
    <style:style style:name="T8" style:family="text">
      <style:text-properties fo:color="#c00000" loext:opacity="100%" style:font-name="inter-regular" fo:font-style="normal" fo:font-weight="normal"/>
    </style:style>
    <style:style style:name="T9" style:family="text">
      <style:text-properties fo:color="#0000ff" loext:opacity="100%" style:font-name="inter-regular" fo:font-size="9.60000038146973pt" fo:font-style="normal" fo:font-weight="normal"/>
    </style:style>
    <style:style style:name="T10" style:family="text">
      <style:text-properties fo:color="#0000ff" loext:opacity="100%" style:font-name="inter-regular" fo:font-style="normal" fo:font-weight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662357469" text:style-name="L1">
        <text:list-item>
          <text:p text:style-name="P1">#include&lt;stdio.h&gt;  </text:p>
        </text:list-item>
        <text:list-item>
          <text:p text:style-name="P1">#include&lt;stdlib.h&gt;  </text:p>
        </text:list-item>
        <text:list-item>
          <text:p text:style-name="P1">struct node  </text:p>
        </text:list-item>
        <text:list-item>
          <text:p text:style-name="P1">{  </text:p>
        </text:list-item>
        <text:list-item>
          <text:p text:style-name="P2">    <text:span text:style-name="T1">struct node *prev;  </text:span></text:p>
        </text:list-item>
        <text:list-item>
          <text:p text:style-name="P2">    <text:span text:style-name="T1">struct node *next;  </text:span></text:p>
        </text:list-item>
        <text:list-item>
          <text:p text:style-name="P2">    <text:span text:style-name="T4">int</text:span><text:span text:style-name="T1"> data;  </text:span></text:p>
        </text:list-item>
        <text:list-item>
          <text:p text:style-name="P1">};  </text:p>
        </text:list-item>
        <text:list-item>
          <text:p text:style-name="P1">struct node *head;  </text:p>
        </text:list-item>
        <text:list-item>
          <text:p text:style-name="P1"><text:span text:style-name="T5">void</text:span> insertion_beginning();  </text:p>
        </text:list-item>
        <text:list-item>
          <text:p text:style-name="P1"><text:span text:style-name="T5">void</text:span> insertion_last();  </text:p>
        </text:list-item>
        <text:list-item>
          <text:p text:style-name="P1"><text:span text:style-name="T5">void</text:span> insertion_specified();  </text:p>
        </text:list-item>
        <text:list-item>
          <text:p text:style-name="P1"><text:span text:style-name="T5">void</text:span> deletion_beginning();  </text:p>
        </text:list-item>
        <text:list-item>
          <text:p text:style-name="P1"><text:span text:style-name="T5">void</text:span> deletion_last();  </text:p>
        </text:list-item>
        <text:list-item>
          <text:p text:style-name="P1"><text:span text:style-name="T5">void</text:span> deletion_specified();  </text:p>
        </text:list-item>
        <text:list-item>
          <text:p text:style-name="P1"><text:span text:style-name="T5">void</text:span> display();  </text:p>
        </text:list-item>
        <text:list-item>
          <text:p text:style-name="P1"><text:span text:style-name="T5">void</text:span> search();  </text:p>
        </text:list-item>
        <text:list-item>
          <text:p text:style-name="P1"><text:span text:style-name="T5">void</text:span> main ()  </text:p>
        </text:list-item>
        <text:list-item>
          <text:p text:style-name="P1">{  </text:p>
        </text:list-item>
        <text:list-item>
          <text:p text:style-name="P1"><text:span text:style-name="T5">int</text:span> choice =<text:span text:style-name="T6">0</text:span>;  </text:p>
        </text:list-item>
        <text:list-item>
          <text:p text:style-name="P2">    <text:span text:style-name="T4">while</text:span><text:span text:style-name="T1">(choice != </text:span><text:span text:style-name="T8">9</text:span><text:span text:style-name="T1">)  </text:span></text:p>
        </text:list-item>
        <text:list-item>
          <text:p text:style-name="P2">    <text:span text:style-name="T1">{  </text:span></text:p>
        </text:list-item>
        <text:list-item>
          <text:p text:style-name="P2">        <text:span text:style-name="T1">printf(</text:span><text:span text:style-name="T10">"\n*********Main Menu*********\n"</text:span><text:span text:style-name="T1">);  </text:span></text:p>
        </text:list-item>
        <text:list-item>
          <text:p text:style-name="P2">        <text:span text:style-name="T1">printf(</text:span><text:span text:style-name="T10">"\nChoose one option from the following list ...\n"</text:span><text:span text:style-name="T1">);  </text:span></text:p>
        </text:list-item>
        <text:list-item>
          <text:p text:style-name="P2">        <text:span text:style-name="T1">printf(</text:span><text:span text:style-name="T10">"\n===============================================\n"</text:span><text:span text:style-name="T1">);  </text:span></text:p>
        </text:list-item>
        <text:list-item>
          <text:p text:style-name="P2">        <text:span text:style-name="T1">printf("\n1.Insert in begining\n2.Insert at last\n3.Insert at any random location\n4.Delete from Beginning\n  </text:span></text:p>
        </text:list-item>
        <text:list-item>
          <text:p text:style-name="P2">        <text:span text:style-name="T8">5</text:span><text:span text:style-name="T1">.Delete from last\n6.Delete the node after the given data\n7.Search\n8.Show\n9.Exit\n");  </text:span></text:p>
        </text:list-item>
        <text:list-item>
          <text:p text:style-name="P2">        <text:span text:style-name="T1">printf(</text:span><text:span text:style-name="T10">"\nEnter your choice?\n"</text:span><text:span text:style-name="T1">);  </text:span></text:p>
        </text:list-item>
        <text:list-item>
          <text:p text:style-name="P2">        <text:span text:style-name="T1">scanf(</text:span><text:span text:style-name="T10">"\n%d"</text:span><text:span text:style-name="T1">,&amp;choice);  </text:span></text:p>
        </text:list-item>
        <text:list-item>
          <text:p text:style-name="P2">        <text:span text:style-name="T4">switch</text:span><text:span text:style-name="T1">(choice)  </text:span></text:p>
        </text:list-item>
        <text:list-item>
          <text:p text:style-name="P2">        <text:span text:style-name="T1">{  </text:span></text:p>
        </text:list-item>
        <text:list-item>
          <text:p text:style-name="P2">            <text:span text:style-name="T4">case</text:span><text:span text:style-name="T1"> </text:span><text:span text:style-name="T8">1</text:span><text:span text:style-name="T1">:  </text:span></text:p>
        </text:list-item>
        <text:list-item>
          <text:p text:style-name="P2"><text:soft-page-break/>            <text:span text:style-name="T1">insertion_beginning();  </text:span></text:p>
        </text:list-item>
        <text:list-item>
          <text:p text:style-name="P2">            <text:span text:style-name="T4">break</text:span><text:span text:style-name="T1">;  </text:span></text:p>
        </text:list-item>
        <text:list-item>
          <text:p text:style-name="P2">            <text:span text:style-name="T4">case</text:span><text:span text:style-name="T1"> </text:span><text:span text:style-name="T8">2</text:span><text:span text:style-name="T1">:  </text:span></text:p>
        </text:list-item>
        <text:list-item>
          <text:p text:style-name="P2">                    <text:span text:style-name="T1">insertion_last();  </text:span></text:p>
        </text:list-item>
        <text:list-item>
          <text:p text:style-name="P2">            <text:span text:style-name="T4">break</text:span><text:span text:style-name="T1">;  </text:span></text:p>
        </text:list-item>
        <text:list-item>
          <text:p text:style-name="P2">            <text:span text:style-name="T4">case</text:span><text:span text:style-name="T1"> </text:span><text:span text:style-name="T8">3</text:span><text:span text:style-name="T1">:  </text:span></text:p>
        </text:list-item>
        <text:list-item>
          <text:p text:style-name="P2">            <text:span text:style-name="T1">insertion_specified();  </text:span></text:p>
        </text:list-item>
        <text:list-item>
          <text:p text:style-name="P2">            <text:span text:style-name="T4">break</text:span><text:span text:style-name="T1">;  </text:span></text:p>
        </text:list-item>
        <text:list-item>
          <text:p text:style-name="P2">            <text:span text:style-name="T4">case</text:span><text:span text:style-name="T1"> </text:span><text:span text:style-name="T8">4</text:span><text:span text:style-name="T1">:  </text:span></text:p>
        </text:list-item>
        <text:list-item>
          <text:p text:style-name="P2">            <text:span text:style-name="T1">deletion_beginning();  </text:span></text:p>
        </text:list-item>
        <text:list-item>
          <text:p text:style-name="P2">            <text:span text:style-name="T4">break</text:span><text:span text:style-name="T1">;  </text:span></text:p>
        </text:list-item>
        <text:list-item>
          <text:p text:style-name="P2">            <text:span text:style-name="T4">case</text:span><text:span text:style-name="T1"> </text:span><text:span text:style-name="T8">5</text:span><text:span text:style-name="T1">:  </text:span></text:p>
        </text:list-item>
        <text:list-item>
          <text:p text:style-name="P2">            <text:span text:style-name="T1">deletion_last();  </text:span></text:p>
        </text:list-item>
        <text:list-item>
          <text:p text:style-name="P2">            <text:span text:style-name="T4">break</text:span><text:span text:style-name="T1">;  </text:span></text:p>
        </text:list-item>
        <text:list-item>
          <text:p text:style-name="P2">            <text:span text:style-name="T4">case</text:span><text:span text:style-name="T1"> </text:span><text:span text:style-name="T8">6</text:span><text:span text:style-name="T1">:  </text:span></text:p>
        </text:list-item>
        <text:list-item>
          <text:p text:style-name="P2">            <text:span text:style-name="T1">deletion_specified();  </text:span></text:p>
        </text:list-item>
        <text:list-item>
          <text:p text:style-name="P2">            <text:span text:style-name="T4">break</text:span><text:span text:style-name="T1">;  </text:span></text:p>
        </text:list-item>
        <text:list-item>
          <text:p text:style-name="P2">            <text:span text:style-name="T4">case</text:span><text:span text:style-name="T1"> </text:span><text:span text:style-name="T8">7</text:span><text:span text:style-name="T1">:  </text:span></text:p>
        </text:list-item>
        <text:list-item>
          <text:p text:style-name="P2">            <text:span text:style-name="T1">search();  </text:span></text:p>
        </text:list-item>
        <text:list-item>
          <text:p text:style-name="P2">            <text:span text:style-name="T4">break</text:span><text:span text:style-name="T1">;  </text:span></text:p>
        </text:list-item>
        <text:list-item>
          <text:p text:style-name="P2">            <text:span text:style-name="T4">case</text:span><text:span text:style-name="T1"> </text:span><text:span text:style-name="T8">8</text:span><text:span text:style-name="T1">:  </text:span></text:p>
        </text:list-item>
        <text:list-item>
          <text:p text:style-name="P2">            <text:span text:style-name="T1">display();  </text:span></text:p>
        </text:list-item>
        <text:list-item>
          <text:p text:style-name="P2">            <text:span text:style-name="T4">break</text:span><text:span text:style-name="T1">;  </text:span></text:p>
        </text:list-item>
        <text:list-item>
          <text:p text:style-name="P2">            <text:span text:style-name="T4">case</text:span><text:span text:style-name="T1"> </text:span><text:span text:style-name="T8">9</text:span><text:span text:style-name="T1">:  </text:span></text:p>
        </text:list-item>
        <text:list-item>
          <text:p text:style-name="P2">            <text:span text:style-name="T1">exit(</text:span><text:span text:style-name="T8">0</text:span><text:span text:style-name="T1">);  </text:span></text:p>
        </text:list-item>
        <text:list-item>
          <text:p text:style-name="P2">            <text:span text:style-name="T4">break</text:span><text:span text:style-name="T1">;  </text:span></text:p>
        </text:list-item>
        <text:list-item>
          <text:p text:style-name="P2">            <text:span text:style-name="T4">default</text:span><text:span text:style-name="T1">:  </text:span></text:p>
        </text:list-item>
        <text:list-item>
          <text:p text:style-name="P2">            <text:span text:style-name="T1">printf(</text:span><text:span text:style-name="T10">"Please enter valid choice.."</text:span><text:span text:style-name="T1">);  </text:span></text:p>
        </text:list-item>
        <text:list-item>
          <text:p text:style-name="P2">        <text:span text:style-name="T1">}  </text:span></text:p>
        </text:list-item>
        <text:list-item>
          <text:p text:style-name="P2">    <text:span text:style-name="T1">}  </text:span></text:p>
        </text:list-item>
        <text:list-item>
          <text:p text:style-name="P1">}  </text:p>
        </text:list-item>
        <text:list-item>
          <text:p text:style-name="P1"><text:span text:style-name="T5">void</text:span> insertion_beginning()  </text:p>
        </text:list-item>
        <text:list-item>
          <text:p text:style-name="P1">{  </text:p>
        </text:list-item>
        <text:list-item>
          <text:p text:style-name="P2">   <text:span text:style-name="T1">struct node *ptr;   </text:span></text:p>
        </text:list-item>
        <text:list-item>
          <text:p text:style-name="P2">   <text:span text:style-name="T4">int</text:span><text:span text:style-name="T1"> item;  </text:span></text:p>
        </text:list-item>
        <text:list-item>
          <text:p text:style-name="P2">   <text:span text:style-name="T1">ptr = (struct node *)malloc(sizeof(struct node));  </text:span></text:p>
        </text:list-item>
        <text:list-item>
          <text:p text:style-name="P2"><text:soft-page-break/>   <text:span text:style-name="T4">if</text:span><text:span text:style-name="T1">(ptr == NULL)  </text:span></text:p>
        </text:list-item>
        <text:list-item>
          <text:p text:style-name="P2">   <text:span text:style-name="T1">{  </text:span></text:p>
        </text:list-item>
        <text:list-item>
          <text:p text:style-name="P2">       <text:span text:style-name="T1">printf(</text:span><text:span text:style-name="T10">"\nOVERFLOW"</text:span><text:span text:style-name="T1">);  </text:span></text:p>
        </text:list-item>
        <text:list-item>
          <text:p text:style-name="P2">   <text:span text:style-name="T1">}  </text:span></text:p>
        </text:list-item>
        <text:list-item>
          <text:p text:style-name="P2">   <text:span text:style-name="T4">else</text:span><text:span text:style-name="T1">  </text:span></text:p>
        </text:list-item>
        <text:list-item>
          <text:p text:style-name="P2">   <text:span text:style-name="T1">{  </text:span></text:p>
        </text:list-item>
        <text:list-item>
          <text:p text:style-name="P2">    <text:span text:style-name="T1">printf(</text:span><text:span text:style-name="T10">"\nEnter Item value"</text:span><text:span text:style-name="T1">);  </text:span></text:p>
        </text:list-item>
        <text:list-item>
          <text:p text:style-name="P2">    <text:span text:style-name="T1">scanf(</text:span><text:span text:style-name="T10">"%d"</text:span><text:span text:style-name="T1">,&amp;item);  </text:span></text:p>
        </text:list-item>
        <text:list-item>
          <text:p text:style-name="P2">      </text:p>
        </text:list-item>
        <text:list-item>
          <text:p text:style-name="P2">   <text:span text:style-name="T4">if</text:span><text:span text:style-name="T1">(head==NULL)  </text:span></text:p>
        </text:list-item>
        <text:list-item>
          <text:p text:style-name="P2">   <text:span text:style-name="T1">{  </text:span></text:p>
        </text:list-item>
        <text:list-item>
          <text:p text:style-name="P2">       <text:span text:style-name="T1">ptr-&gt;next = NULL;  </text:span></text:p>
        </text:list-item>
        <text:list-item>
          <text:p text:style-name="P2">       <text:span text:style-name="T1">ptr-&gt;prev=NULL;  </text:span></text:p>
        </text:list-item>
        <text:list-item>
          <text:p text:style-name="P2">       <text:span text:style-name="T1">ptr-&gt;data=item;  </text:span></text:p>
        </text:list-item>
        <text:list-item>
          <text:p text:style-name="P2">       <text:span text:style-name="T1">head=ptr;  </text:span></text:p>
        </text:list-item>
        <text:list-item>
          <text:p text:style-name="P2">   <text:span text:style-name="T1">}  </text:span></text:p>
        </text:list-item>
        <text:list-item>
          <text:p text:style-name="P2">   <text:span text:style-name="T4">else</text:span><text:span text:style-name="T1">   </text:span></text:p>
        </text:list-item>
        <text:list-item>
          <text:p text:style-name="P2">   <text:span text:style-name="T1">{  </text:span></text:p>
        </text:list-item>
        <text:list-item>
          <text:p text:style-name="P2">       <text:span text:style-name="T1">ptr-&gt;data=item;  </text:span></text:p>
        </text:list-item>
        <text:list-item>
          <text:p text:style-name="P2">       <text:span text:style-name="T1">ptr-&gt;prev=NULL;  </text:span></text:p>
        </text:list-item>
        <text:list-item>
          <text:p text:style-name="P2">       <text:span text:style-name="T1">ptr-&gt;next = head;  </text:span></text:p>
        </text:list-item>
        <text:list-item>
          <text:p text:style-name="P2">       <text:span text:style-name="T1">head-&gt;prev=ptr;  </text:span></text:p>
        </text:list-item>
        <text:list-item>
          <text:p text:style-name="P2">       <text:span text:style-name="T1">head=ptr;  </text:span></text:p>
        </text:list-item>
        <text:list-item>
          <text:p text:style-name="P2">   <text:span text:style-name="T1">}  </text:span></text:p>
        </text:list-item>
        <text:list-item>
          <text:p text:style-name="P2">   <text:span text:style-name="T1">printf(</text:span><text:span text:style-name="T10">"\nNode inserted\n"</text:span><text:span text:style-name="T1">);  </text:span></text:p>
        </text:list-item>
        <text:list-item>
          <text:p text:style-name="P1">}  </text:p>
        </text:list-item>
        <text:list-item>
          <text:p text:style-name="P2">     </text:p>
        </text:list-item>
        <text:list-item>
          <text:p text:style-name="P1">}  </text:p>
        </text:list-item>
        <text:list-item>
          <text:p text:style-name="P1"><text:span text:style-name="T5">void</text:span> insertion_last()  </text:p>
        </text:list-item>
        <text:list-item>
          <text:p text:style-name="P1">{  </text:p>
        </text:list-item>
        <text:list-item>
          <text:p text:style-name="P2">   <text:span text:style-name="T1">struct node *ptr,*temp;  </text:span></text:p>
        </text:list-item>
        <text:list-item>
          <text:p text:style-name="P2">   <text:span text:style-name="T4">int</text:span><text:span text:style-name="T1"> item;  </text:span></text:p>
        </text:list-item>
        <text:list-item>
          <text:p text:style-name="P2">   <text:span text:style-name="T1">ptr = (struct node *) malloc(sizeof(struct node));  </text:span></text:p>
        </text:list-item>
        <text:list-item>
          <text:p text:style-name="P2">   <text:span text:style-name="T4">if</text:span><text:span text:style-name="T1">(ptr == NULL)  </text:span></text:p>
        </text:list-item>
        <text:list-item>
          <text:p text:style-name="P2">   <text:span text:style-name="T1">{  </text:span></text:p>
        </text:list-item>
        <text:list-item>
          <text:p text:style-name="P2">       <text:span text:style-name="T1">printf(</text:span><text:span text:style-name="T10">"\nOVERFLOW"</text:span><text:span text:style-name="T1">);  </text:span></text:p>
        </text:list-item>
        <text:list-item>
          <text:p text:style-name="P2"><text:soft-page-break/>   <text:span text:style-name="T1">}  </text:span></text:p>
        </text:list-item>
        <text:list-item>
          <text:p text:style-name="P2">   <text:span text:style-name="T4">else</text:span><text:span text:style-name="T1">  </text:span></text:p>
        </text:list-item>
        <text:list-item>
          <text:p text:style-name="P2">   <text:span text:style-name="T1">{  </text:span></text:p>
        </text:list-item>
        <text:list-item>
          <text:p text:style-name="P2">       <text:span text:style-name="T1">printf(</text:span><text:span text:style-name="T10">"\nEnter value"</text:span><text:span text:style-name="T1">);  </text:span></text:p>
        </text:list-item>
        <text:list-item>
          <text:p text:style-name="P2">       <text:span text:style-name="T1">scanf(</text:span><text:span text:style-name="T10">"%d"</text:span><text:span text:style-name="T1">,&amp;item);  </text:span></text:p>
        </text:list-item>
        <text:list-item>
          <text:p text:style-name="P2">        <text:span text:style-name="T1">ptr-&gt;data=item;  </text:span></text:p>
        </text:list-item>
        <text:list-item>
          <text:p text:style-name="P2">       <text:span text:style-name="T4">if</text:span><text:span text:style-name="T1">(head == NULL)  </text:span></text:p>
        </text:list-item>
        <text:list-item>
          <text:p text:style-name="P2">       <text:span text:style-name="T1">{  </text:span></text:p>
        </text:list-item>
        <text:list-item>
          <text:p text:style-name="P2">           <text:span text:style-name="T1">ptr-&gt;next = NULL;  </text:span></text:p>
        </text:list-item>
        <text:list-item>
          <text:p text:style-name="P2">           <text:span text:style-name="T1">ptr-&gt;prev = NULL;  </text:span></text:p>
        </text:list-item>
        <text:list-item>
          <text:p text:style-name="P2">           <text:span text:style-name="T1">head = ptr;  </text:span></text:p>
        </text:list-item>
        <text:list-item>
          <text:p text:style-name="P2">       <text:span text:style-name="T1">}  </text:span></text:p>
        </text:list-item>
        <text:list-item>
          <text:p text:style-name="P2">       <text:span text:style-name="T4">else</text:span><text:span text:style-name="T1">  </text:span></text:p>
        </text:list-item>
        <text:list-item>
          <text:p text:style-name="P2">       <text:span text:style-name="T1">{  </text:span></text:p>
        </text:list-item>
        <text:list-item>
          <text:p text:style-name="P2">          <text:span text:style-name="T1">temp = head;  </text:span></text:p>
        </text:list-item>
        <text:list-item>
          <text:p text:style-name="P2">          <text:span text:style-name="T4">while</text:span><text:span text:style-name="T1">(temp-&gt;next!=NULL)  </text:span></text:p>
        </text:list-item>
        <text:list-item>
          <text:p text:style-name="P2">          <text:span text:style-name="T1">{  </text:span></text:p>
        </text:list-item>
        <text:list-item>
          <text:p text:style-name="P2">              <text:span text:style-name="T1">temp = temp-&gt;next;  </text:span></text:p>
        </text:list-item>
        <text:list-item>
          <text:p text:style-name="P2">          <text:span text:style-name="T1">}  </text:span></text:p>
        </text:list-item>
        <text:list-item>
          <text:p text:style-name="P2">          <text:span text:style-name="T1">temp-&gt;next = ptr;  </text:span></text:p>
        </text:list-item>
        <text:list-item>
          <text:p text:style-name="P2">          <text:span text:style-name="T1">ptr -&gt;prev=temp;  </text:span></text:p>
        </text:list-item>
        <text:list-item>
          <text:p text:style-name="P2">          <text:span text:style-name="T1">ptr-&gt;next = NULL;  </text:span></text:p>
        </text:list-item>
        <text:list-item>
          <text:p text:style-name="P2">          <text:span text:style-name="T1">}  </text:span></text:p>
        </text:list-item>
        <text:list-item>
          <text:p text:style-name="P2">             </text:p>
        </text:list-item>
        <text:list-item>
          <text:p text:style-name="P2">       <text:span text:style-name="T1">}  </text:span></text:p>
        </text:list-item>
        <text:list-item>
          <text:p text:style-name="P2">     <text:span text:style-name="T1">printf(</text:span><text:span text:style-name="T10">"\nnode inserted\n"</text:span><text:span text:style-name="T1">);  </text:span></text:p>
        </text:list-item>
        <text:list-item>
          <text:p text:style-name="P2">    <text:span text:style-name="T1">}  </text:span></text:p>
        </text:list-item>
        <text:list-item>
          <text:p text:style-name="P1"><text:span text:style-name="T5">void</text:span> insertion_specified()  </text:p>
        </text:list-item>
        <text:list-item>
          <text:p text:style-name="P1">{  </text:p>
        </text:list-item>
        <text:list-item>
          <text:p text:style-name="P2">   <text:span text:style-name="T1">struct node *ptr,*temp;  </text:span></text:p>
        </text:list-item>
        <text:list-item>
          <text:p text:style-name="P2">   <text:span text:style-name="T4">int</text:span><text:span text:style-name="T1"> item,loc,i;  </text:span></text:p>
        </text:list-item>
        <text:list-item>
          <text:p text:style-name="P2">   <text:span text:style-name="T1">ptr = (struct node *)malloc(sizeof(struct node));  </text:span></text:p>
        </text:list-item>
        <text:list-item>
          <text:p text:style-name="P2">   <text:span text:style-name="T4">if</text:span><text:span text:style-name="T1">(ptr == NULL)  </text:span></text:p>
        </text:list-item>
        <text:list-item>
          <text:p text:style-name="P2">   <text:span text:style-name="T1">{  </text:span></text:p>
        </text:list-item>
        <text:list-item>
          <text:p text:style-name="P2">       <text:span text:style-name="T1">printf(</text:span><text:span text:style-name="T10">"\n OVERFLOW"</text:span><text:span text:style-name="T1">);  </text:span></text:p>
        </text:list-item>
        <text:list-item>
          <text:p text:style-name="P2">   <text:span text:style-name="T1">}  </text:span></text:p>
        </text:list-item>
        <text:list-item>
          <text:p text:style-name="P2"><text:soft-page-break/>   <text:span text:style-name="T4">else</text:span><text:span text:style-name="T1">  </text:span></text:p>
        </text:list-item>
        <text:list-item>
          <text:p text:style-name="P2">   <text:span text:style-name="T1">{  </text:span></text:p>
        </text:list-item>
        <text:list-item>
          <text:p text:style-name="P2">       <text:span text:style-name="T1">temp=head;  </text:span></text:p>
        </text:list-item>
        <text:list-item>
          <text:p text:style-name="P2">       <text:span text:style-name="T1">printf(</text:span><text:span text:style-name="T10">"Enter the location"</text:span><text:span text:style-name="T1">);  </text:span></text:p>
        </text:list-item>
        <text:list-item>
          <text:p text:style-name="P2">       <text:span text:style-name="T1">scanf(</text:span><text:span text:style-name="T10">"%d"</text:span><text:span text:style-name="T1">,&amp;loc);  </text:span></text:p>
        </text:list-item>
        <text:list-item>
          <text:p text:style-name="P2">       <text:span text:style-name="T4">for</text:span><text:span text:style-name="T1">(i=</text:span><text:span text:style-name="T8">0</text:span><text:span text:style-name="T1">;i&lt;loc;i++)  </text:span></text:p>
        </text:list-item>
        <text:list-item>
          <text:p text:style-name="P2">       <text:span text:style-name="T1">{  </text:span></text:p>
        </text:list-item>
        <text:list-item>
          <text:p text:style-name="P2">           <text:span text:style-name="T1">temp = temp-&gt;next;  </text:span></text:p>
        </text:list-item>
        <text:list-item>
          <text:p text:style-name="P2">           <text:span text:style-name="T4">if</text:span><text:span text:style-name="T1">(temp == NULL)  </text:span></text:p>
        </text:list-item>
        <text:list-item>
          <text:p text:style-name="P2">           <text:span text:style-name="T1">{  </text:span></text:p>
        </text:list-item>
        <text:list-item>
          <text:p text:style-name="P2">               <text:span text:style-name="T1">printf(</text:span><text:span text:style-name="T10">"\n There are less than %d elements"</text:span><text:span text:style-name="T1">, loc);  </text:span></text:p>
        </text:list-item>
        <text:list-item>
          <text:p text:style-name="P2">               <text:span text:style-name="T4">return</text:span><text:span text:style-name="T1">;  </text:span></text:p>
        </text:list-item>
        <text:list-item>
          <text:p text:style-name="P2">           <text:span text:style-name="T1">}  </text:span></text:p>
        </text:list-item>
        <text:list-item>
          <text:p text:style-name="P2">       <text:span text:style-name="T1">}  </text:span></text:p>
        </text:list-item>
        <text:list-item>
          <text:p text:style-name="P2">       <text:span text:style-name="T1">printf(</text:span><text:span text:style-name="T10">"Enter value"</text:span><text:span text:style-name="T1">);  </text:span></text:p>
        </text:list-item>
        <text:list-item>
          <text:p text:style-name="P2">       <text:span text:style-name="T1">scanf(</text:span><text:span text:style-name="T10">"%d"</text:span><text:span text:style-name="T1">,&amp;item);  </text:span></text:p>
        </text:list-item>
        <text:list-item>
          <text:p text:style-name="P2">       <text:span text:style-name="T1">ptr-&gt;data = item;  </text:span></text:p>
        </text:list-item>
        <text:list-item>
          <text:p text:style-name="P2">       <text:span text:style-name="T1">ptr-&gt;next = temp-&gt;next;  </text:span></text:p>
        </text:list-item>
        <text:list-item>
          <text:p text:style-name="P2">       <text:span text:style-name="T1">ptr -&gt; prev = temp;  </text:span></text:p>
        </text:list-item>
        <text:list-item>
          <text:p text:style-name="P2">       <text:span text:style-name="T1">temp-&gt;next = ptr;  </text:span></text:p>
        </text:list-item>
        <text:list-item>
          <text:p text:style-name="P2">       <text:span text:style-name="T1">temp-&gt;next-&gt;prev=ptr;  </text:span></text:p>
        </text:list-item>
        <text:list-item>
          <text:p text:style-name="P2">       <text:span text:style-name="T1">printf(</text:span><text:span text:style-name="T10">"\nnode inserted\n"</text:span><text:span text:style-name="T1">);  </text:span></text:p>
        </text:list-item>
        <text:list-item>
          <text:p text:style-name="P2">   <text:span text:style-name="T1">}  </text:span></text:p>
        </text:list-item>
        <text:list-item>
          <text:p text:style-name="P1">}  </text:p>
        </text:list-item>
        <text:list-item>
          <text:p text:style-name="P1"><text:span text:style-name="T5">void</text:span> deletion_beginning()  </text:p>
        </text:list-item>
        <text:list-item>
          <text:p text:style-name="P1">{  </text:p>
        </text:list-item>
        <text:list-item>
          <text:p text:style-name="P2">    <text:span text:style-name="T1">struct node *ptr;  </text:span></text:p>
        </text:list-item>
        <text:list-item>
          <text:p text:style-name="P2">    <text:span text:style-name="T4">if</text:span><text:span text:style-name="T1">(head == NULL)  </text:span></text:p>
        </text:list-item>
        <text:list-item>
          <text:p text:style-name="P2">    <text:span text:style-name="T1">{  </text:span></text:p>
        </text:list-item>
        <text:list-item>
          <text:p text:style-name="P2">        <text:span text:style-name="T1">printf(</text:span><text:span text:style-name="T10">"\n UNDERFLOW"</text:span><text:span text:style-name="T1">);  </text:span></text:p>
        </text:list-item>
        <text:list-item>
          <text:p text:style-name="P2">    <text:span text:style-name="T1">}  </text:span></text:p>
        </text:list-item>
        <text:list-item>
          <text:p text:style-name="P2">    <text:span text:style-name="T4">else</text:span><text:span text:style-name="T1"> </text:span><text:span text:style-name="T4">if</text:span><text:span text:style-name="T1">(head-&gt;next == NULL)  </text:span></text:p>
        </text:list-item>
        <text:list-item>
          <text:p text:style-name="P2">    <text:span text:style-name="T1">{  </text:span></text:p>
        </text:list-item>
        <text:list-item>
          <text:p text:style-name="P2">        <text:span text:style-name="T1">head = NULL;   </text:span></text:p>
        </text:list-item>
        <text:list-item>
          <text:p text:style-name="P2">        <text:span text:style-name="T1">free(head);  </text:span></text:p>
        </text:list-item>
        <text:list-item>
          <text:p text:style-name="P2">        <text:span text:style-name="T1">printf(</text:span><text:span text:style-name="T10">"\nnode deleted\n"</text:span><text:span text:style-name="T1">);  </text:span></text:p>
        </text:list-item>
        <text:list-item>
          <text:p text:style-name="P2"><text:soft-page-break/>    <text:span text:style-name="T1">}  </text:span></text:p>
        </text:list-item>
        <text:list-item>
          <text:p text:style-name="P2">    <text:span text:style-name="T4">else</text:span><text:span text:style-name="T1">  </text:span></text:p>
        </text:list-item>
        <text:list-item>
          <text:p text:style-name="P2">    <text:span text:style-name="T1">{  </text:span></text:p>
        </text:list-item>
        <text:list-item>
          <text:p text:style-name="P2">        <text:span text:style-name="T1">ptr = head;  </text:span></text:p>
        </text:list-item>
        <text:list-item>
          <text:p text:style-name="P2">        <text:span text:style-name="T1">head = head -&gt; next;  </text:span></text:p>
        </text:list-item>
        <text:list-item>
          <text:p text:style-name="P2">        <text:span text:style-name="T1">head -&gt; prev = NULL;  </text:span></text:p>
        </text:list-item>
        <text:list-item>
          <text:p text:style-name="P2">        <text:span text:style-name="T1">free(ptr);  </text:span></text:p>
        </text:list-item>
        <text:list-item>
          <text:p text:style-name="P2">        <text:span text:style-name="T1">printf(</text:span><text:span text:style-name="T10">"\nnode deleted\n"</text:span><text:span text:style-name="T1">);  </text:span></text:p>
        </text:list-item>
        <text:list-item>
          <text:p text:style-name="P2">    <text:span text:style-name="T1">}  </text:span></text:p>
        </text:list-item>
        <text:list-item>
          <text:p text:style-name="P2">  </text:p>
        </text:list-item>
        <text:list-item>
          <text:p text:style-name="P1">}  </text:p>
        </text:list-item>
        <text:list-item>
          <text:p text:style-name="P1"><text:span text:style-name="T5">void</text:span> deletion_last()  </text:p>
        </text:list-item>
        <text:list-item>
          <text:p text:style-name="P1">{  </text:p>
        </text:list-item>
        <text:list-item>
          <text:p text:style-name="P2">    <text:span text:style-name="T1">struct node *ptr;  </text:span></text:p>
        </text:list-item>
        <text:list-item>
          <text:p text:style-name="P2">    <text:span text:style-name="T4">if</text:span><text:span text:style-name="T1">(head == NULL)  </text:span></text:p>
        </text:list-item>
        <text:list-item>
          <text:p text:style-name="P2">    <text:span text:style-name="T1">{  </text:span></text:p>
        </text:list-item>
        <text:list-item>
          <text:p text:style-name="P2">        <text:span text:style-name="T1">printf(</text:span><text:span text:style-name="T10">"\n UNDERFLOW"</text:span><text:span text:style-name="T1">);  </text:span></text:p>
        </text:list-item>
        <text:list-item>
          <text:p text:style-name="P2">    <text:span text:style-name="T1">}  </text:span></text:p>
        </text:list-item>
        <text:list-item>
          <text:p text:style-name="P2">    <text:span text:style-name="T4">else</text:span><text:span text:style-name="T1"> </text:span><text:span text:style-name="T4">if</text:span><text:span text:style-name="T1">(head-&gt;next == NULL)  </text:span></text:p>
        </text:list-item>
        <text:list-item>
          <text:p text:style-name="P2">    <text:span text:style-name="T1">{  </text:span></text:p>
        </text:list-item>
        <text:list-item>
          <text:p text:style-name="P2">        <text:span text:style-name="T1">head = NULL;   </text:span></text:p>
        </text:list-item>
        <text:list-item>
          <text:p text:style-name="P2">        <text:span text:style-name="T1">free(head);   </text:span></text:p>
        </text:list-item>
        <text:list-item>
          <text:p text:style-name="P2">        <text:span text:style-name="T1">printf(</text:span><text:span text:style-name="T10">"\nnode deleted\n"</text:span><text:span text:style-name="T1">);  </text:span></text:p>
        </text:list-item>
        <text:list-item>
          <text:p text:style-name="P2">    <text:span text:style-name="T1">}  </text:span></text:p>
        </text:list-item>
        <text:list-item>
          <text:p text:style-name="P2">    <text:span text:style-name="T4">else</text:span><text:span text:style-name="T1">   </text:span></text:p>
        </text:list-item>
        <text:list-item>
          <text:p text:style-name="P2">    <text:span text:style-name="T1">{  </text:span></text:p>
        </text:list-item>
        <text:list-item>
          <text:p text:style-name="P2">        <text:span text:style-name="T1">ptr = head;   </text:span></text:p>
        </text:list-item>
        <text:list-item>
          <text:p text:style-name="P2">        <text:span text:style-name="T4">if</text:span><text:span text:style-name="T1">(ptr-&gt;next != NULL)  </text:span></text:p>
        </text:list-item>
        <text:list-item>
          <text:p text:style-name="P2">        <text:span text:style-name="T1">{  </text:span></text:p>
        </text:list-item>
        <text:list-item>
          <text:p text:style-name="P2">            <text:span text:style-name="T1">ptr = ptr -&gt; next;   </text:span></text:p>
        </text:list-item>
        <text:list-item>
          <text:p text:style-name="P2">        <text:span text:style-name="T1">}  </text:span></text:p>
        </text:list-item>
        <text:list-item>
          <text:p text:style-name="P2">        <text:span text:style-name="T1">ptr -&gt; prev -&gt; next = NULL;   </text:span></text:p>
        </text:list-item>
        <text:list-item>
          <text:p text:style-name="P2">        <text:span text:style-name="T1">free(ptr);  </text:span></text:p>
        </text:list-item>
        <text:list-item>
          <text:p text:style-name="P2">        <text:span text:style-name="T1">printf(</text:span><text:span text:style-name="T10">"\nnode deleted\n"</text:span><text:span text:style-name="T1">);  </text:span></text:p>
        </text:list-item>
        <text:list-item>
          <text:p text:style-name="P2">    <text:span text:style-name="T1">}  </text:span></text:p>
        </text:list-item>
        <text:list-item>
          <text:p text:style-name="P1">}  </text:p>
        </text:list-item>
        <text:list-item>
          <text:p text:style-name="P1"><text:soft-page-break/><text:span text:style-name="T5">void</text:span> deletion_specified()  </text:p>
        </text:list-item>
        <text:list-item>
          <text:p text:style-name="P1">{  </text:p>
        </text:list-item>
        <text:list-item>
          <text:p text:style-name="P2">    <text:span text:style-name="T1">struct node *ptr, *temp;  </text:span></text:p>
        </text:list-item>
        <text:list-item>
          <text:p text:style-name="P2">    <text:span text:style-name="T4">int</text:span><text:span text:style-name="T1"> val;  </text:span></text:p>
        </text:list-item>
        <text:list-item>
          <text:p text:style-name="P2">    <text:span text:style-name="T1">printf(</text:span><text:span text:style-name="T10">"\n Enter the data after which the node is to be deleted : "</text:span><text:span text:style-name="T1">);  </text:span></text:p>
        </text:list-item>
        <text:list-item>
          <text:p text:style-name="P2">    <text:span text:style-name="T1">scanf(</text:span><text:span text:style-name="T10">"%d"</text:span><text:span text:style-name="T1">, &amp;val);  </text:span></text:p>
        </text:list-item>
        <text:list-item>
          <text:p text:style-name="P2">    <text:span text:style-name="T1">ptr = head;  </text:span></text:p>
        </text:list-item>
        <text:list-item>
          <text:p text:style-name="P2">    <text:span text:style-name="T4">while</text:span><text:span text:style-name="T1">(ptr -&gt; data != val)  </text:span></text:p>
        </text:list-item>
        <text:list-item>
          <text:p text:style-name="P2">    <text:span text:style-name="T1">ptr = ptr -&gt; next;  </text:span></text:p>
        </text:list-item>
        <text:list-item>
          <text:p text:style-name="P2">    <text:span text:style-name="T4">if</text:span><text:span text:style-name="T1">(ptr -&gt; next == NULL)  </text:span></text:p>
        </text:list-item>
        <text:list-item>
          <text:p text:style-name="P2">    <text:span text:style-name="T1">{  </text:span></text:p>
        </text:list-item>
        <text:list-item>
          <text:p text:style-name="P2">        <text:span text:style-name="T1">printf(</text:span><text:span text:style-name="T10">"\nCan't delete\n"</text:span><text:span text:style-name="T1">);  </text:span></text:p>
        </text:list-item>
        <text:list-item>
          <text:p text:style-name="P2">    <text:span text:style-name="T1">}  </text:span></text:p>
        </text:list-item>
        <text:list-item>
          <text:p text:style-name="P2">    <text:span text:style-name="T4">else</text:span><text:span text:style-name="T1"> </text:span><text:span text:style-name="T4">if</text:span><text:span text:style-name="T1">(ptr -&gt; next -&gt; next == NULL)  </text:span></text:p>
        </text:list-item>
        <text:list-item>
          <text:p text:style-name="P2">    <text:span text:style-name="T1">{  </text:span></text:p>
        </text:list-item>
        <text:list-item>
          <text:p text:style-name="P2">        <text:span text:style-name="T1">ptr -&gt;next = NULL;  </text:span></text:p>
        </text:list-item>
        <text:list-item>
          <text:p text:style-name="P2">    <text:span text:style-name="T1">}  </text:span></text:p>
        </text:list-item>
        <text:list-item>
          <text:p text:style-name="P2">    <text:span text:style-name="T4">else</text:span><text:span text:style-name="T1">  </text:span></text:p>
        </text:list-item>
        <text:list-item>
          <text:p text:style-name="P2">    <text:span text:style-name="T1">{   </text:span></text:p>
        </text:list-item>
        <text:list-item>
          <text:p text:style-name="P2">        <text:span text:style-name="T1">temp = ptr -&gt; next;  </text:span></text:p>
        </text:list-item>
        <text:list-item>
          <text:p text:style-name="P2">        <text:span text:style-name="T1">ptr -&gt; next = temp -&gt; next;  </text:span></text:p>
        </text:list-item>
        <text:list-item>
          <text:p text:style-name="P2">        <text:span text:style-name="T1">temp -&gt; next -&gt; prev = ptr;  </text:span></text:p>
        </text:list-item>
        <text:list-item>
          <text:p text:style-name="P2">        <text:span text:style-name="T1">free(temp);  </text:span></text:p>
        </text:list-item>
        <text:list-item>
          <text:p text:style-name="P2">        <text:span text:style-name="T1">printf(</text:span><text:span text:style-name="T10">"\nnode deleted\n"</text:span><text:span text:style-name="T1">);  </text:span></text:p>
        </text:list-item>
        <text:list-item>
          <text:p text:style-name="P2">    <text:span text:style-name="T1">}     </text:span></text:p>
        </text:list-item>
        <text:list-item>
          <text:p text:style-name="P1">}  </text:p>
        </text:list-item>
        <text:list-item>
          <text:p text:style-name="P1"><text:span text:style-name="T5">void</text:span> display()  </text:p>
        </text:list-item>
        <text:list-item>
          <text:p text:style-name="P1">{  </text:p>
        </text:list-item>
        <text:list-item>
          <text:p text:style-name="P2">    <text:span text:style-name="T1">struct node *ptr;  </text:span></text:p>
        </text:list-item>
        <text:list-item>
          <text:p text:style-name="P2">    <text:span text:style-name="T1">printf(</text:span><text:span text:style-name="T10">"\n printing values...\n"</text:span><text:span text:style-name="T1">);  </text:span></text:p>
        </text:list-item>
        <text:list-item>
          <text:p text:style-name="P2">    <text:span text:style-name="T1">ptr = head;  </text:span></text:p>
        </text:list-item>
        <text:list-item>
          <text:p text:style-name="P2">    <text:span text:style-name="T4">while</text:span><text:span text:style-name="T1">(ptr != NULL)  </text:span></text:p>
        </text:list-item>
        <text:list-item>
          <text:p text:style-name="P2">    <text:span text:style-name="T1">{  </text:span></text:p>
        </text:list-item>
        <text:list-item>
          <text:p text:style-name="P2">        <text:span text:style-name="T1">printf(</text:span><text:span text:style-name="T10">"%d\n"</text:span><text:span text:style-name="T1">,ptr-&gt;data);  </text:span></text:p>
        </text:list-item>
        <text:list-item>
          <text:p text:style-name="P2">        <text:span text:style-name="T1">ptr=ptr-&gt;next;  </text:span></text:p>
        </text:list-item>
        <text:list-item>
          <text:p text:style-name="P2">    <text:span text:style-name="T1">}  </text:span></text:p>
        </text:list-item>
        <text:list-item>
          <text:p text:style-name="P1"><text:soft-page-break/>}   </text:p>
        </text:list-item>
        <text:list-item>
          <text:p text:style-name="P1"><text:span text:style-name="T5">void</text:span> search()  </text:p>
        </text:list-item>
        <text:list-item>
          <text:p text:style-name="P1">{  </text:p>
        </text:list-item>
        <text:list-item>
          <text:p text:style-name="P2">    <text:span text:style-name="T1">struct node *ptr;  </text:span></text:p>
        </text:list-item>
        <text:list-item>
          <text:p text:style-name="P2">    <text:span text:style-name="T4">int</text:span><text:span text:style-name="T1"> item,i=</text:span><text:span text:style-name="T8">0</text:span><text:span text:style-name="T1">,flag;  </text:span></text:p>
        </text:list-item>
        <text:list-item>
          <text:p text:style-name="P2">    <text:span text:style-name="T1">ptr = head;   </text:span></text:p>
        </text:list-item>
        <text:list-item>
          <text:p text:style-name="P2">    <text:span text:style-name="T4">if</text:span><text:span text:style-name="T1">(ptr == NULL)  </text:span></text:p>
        </text:list-item>
        <text:list-item>
          <text:p text:style-name="P2">    <text:span text:style-name="T1">{  </text:span></text:p>
        </text:list-item>
        <text:list-item>
          <text:p text:style-name="P2">        <text:span text:style-name="T1">printf(</text:span><text:span text:style-name="T10">"\nEmpty List\n"</text:span><text:span text:style-name="T1">);  </text:span></text:p>
        </text:list-item>
        <text:list-item>
          <text:p text:style-name="P2">    <text:span text:style-name="T1">}  </text:span></text:p>
        </text:list-item>
        <text:list-item>
          <text:p text:style-name="P2">    <text:span text:style-name="T4">else</text:span><text:span text:style-name="T1">  </text:span></text:p>
        </text:list-item>
        <text:list-item>
          <text:p text:style-name="P2">    <text:span text:style-name="T1">{   </text:span></text:p>
        </text:list-item>
        <text:list-item>
          <text:p text:style-name="P2">        <text:span text:style-name="T1">printf(</text:span><text:span text:style-name="T10">"\nEnter item which you want to search?\n"</text:span><text:span text:style-name="T1">);   </text:span></text:p>
        </text:list-item>
        <text:list-item>
          <text:p text:style-name="P2">        <text:span text:style-name="T1">scanf(</text:span><text:span text:style-name="T10">"%d"</text:span><text:span text:style-name="T1">,&amp;item);  </text:span></text:p>
        </text:list-item>
        <text:list-item>
          <text:p text:style-name="P2">        <text:span text:style-name="T4">while</text:span><text:span text:style-name="T1"> (ptr!=NULL)  </text:span></text:p>
        </text:list-item>
        <text:list-item>
          <text:p text:style-name="P2">        <text:span text:style-name="T1">{  </text:span></text:p>
        </text:list-item>
        <text:list-item>
          <text:p text:style-name="P2">            <text:span text:style-name="T4">if</text:span><text:span text:style-name="T1">(ptr-&gt;data == item)  </text:span></text:p>
        </text:list-item>
        <text:list-item>
          <text:p text:style-name="P2">            <text:span text:style-name="T1">{  </text:span></text:p>
        </text:list-item>
        <text:list-item>
          <text:p text:style-name="P2">                <text:span text:style-name="T1">printf(</text:span><text:span text:style-name="T10">"\nitem found at location %d "</text:span><text:span text:style-name="T1">,i+</text:span><text:span text:style-name="T8">1</text:span><text:span text:style-name="T1">);  </text:span></text:p>
        </text:list-item>
        <text:list-item>
          <text:p text:style-name="P2">                <text:span text:style-name="T1">flag=</text:span><text:span text:style-name="T8">0</text:span><text:span text:style-name="T1">;  </text:span></text:p>
        </text:list-item>
        <text:list-item>
          <text:p text:style-name="P2">                <text:span text:style-name="T4">break</text:span><text:span text:style-name="T1">;  </text:span></text:p>
        </text:list-item>
        <text:list-item>
          <text:p text:style-name="P2">            <text:span text:style-name="T1">}   </text:span></text:p>
        </text:list-item>
        <text:list-item>
          <text:p text:style-name="P2">            <text:span text:style-name="T4">else</text:span><text:span text:style-name="T1">  </text:span></text:p>
        </text:list-item>
        <text:list-item>
          <text:p text:style-name="P2">            <text:span text:style-name="T1">{  </text:span></text:p>
        </text:list-item>
        <text:list-item>
          <text:p text:style-name="P2">                <text:span text:style-name="T1">flag=</text:span><text:span text:style-name="T8">1</text:span><text:span text:style-name="T1">;  </text:span></text:p>
        </text:list-item>
        <text:list-item>
          <text:p text:style-name="P2">            <text:span text:style-name="T1">}  </text:span></text:p>
        </text:list-item>
        <text:list-item>
          <text:p text:style-name="P2">            <text:span text:style-name="T1">i++;  </text:span></text:p>
        </text:list-item>
        <text:list-item>
          <text:p text:style-name="P2">            <text:span text:style-name="T1">ptr = ptr -&gt; next;  </text:span></text:p>
        </text:list-item>
        <text:list-item>
          <text:p text:style-name="P2">        <text:span text:style-name="T1">}  </text:span></text:p>
        </text:list-item>
        <text:list-item>
          <text:p text:style-name="P2">        <text:span text:style-name="T4">if</text:span><text:span text:style-name="T1">(flag==</text:span><text:span text:style-name="T8">1</text:span><text:span text:style-name="T1">)  </text:span></text:p>
        </text:list-item>
        <text:list-item>
          <text:p text:style-name="P2">        <text:span text:style-name="T1">{  </text:span></text:p>
        </text:list-item>
        <text:list-item>
          <text:p text:style-name="P2">            <text:span text:style-name="T1">printf(</text:span><text:span text:style-name="T10">"\nItem not found\n"</text:span><text:span text:style-name="T1">);  </text:span></text:p>
        </text:list-item>
        <text:list-item>
          <text:p text:style-name="P2">        <text:span text:style-name="T1">}  </text:span></text:p>
        </text:list-item>
        <text:list-item>
          <text:p text:style-name="P2">    <text:span text:style-name="T1">}     </text:span></text:p>
        </text:list-item>
        <text:list-item>
          <text:p text:style-name="P2">          </text:p>
        </text:list-item>
        <text:list-item>
          <text:p text:style-name="P1">}  </text:p>
        </text:list-item>
      </text:list>
      <text:p text:style-name="P3"><text:soft-page-break/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inter-regular" svg:font-family="inter-regular, system-ui, apple-system, BlinkMacSystemFont, 'Segoe UI', Roboto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" style:font-family-complex="Mangal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04T10:35:54.002000000</meta:creation-date>
    <dc:date>2022-10-04T10:43:25.515000000</dc:date>
    <meta:editing-duration>PT7M1S</meta:editing-duration>
    <meta:editing-cycles>1</meta:editing-cycles>
    <meta:document-statistic meta:table-count="0" meta:image-count="0" meta:object-count="0" meta:page-count="9" meta:paragraph-count="285" meta:word-count="860" meta:character-count="7162" meta:non-whitespace-character-count="4537"/>
    <meta:generator>LibreOffice/7.3.5.2$Windows_X86_64 LibreOffice_project/184fe81b8c8c30d8b5082578aee2fed2ea847c01</meta:generator>
  </office:meta>
</office:document-meta>
</file>